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3.3799in" style:rel-column-width="4867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116625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44cbc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1" style:family="text">
      <style:text-properties officeooo:rsid="018a088d"/>
    </style:style>
    <style:style style:name="T12" style:family="text">
      <style:text-properties officeooo:rsid="01867c7c"/>
    </style:style>
    <style:style style:name="T13" style:family="text">
      <style:text-properties officeooo:rsid="06fb2665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6fc0c77"/>
    </style:style>
    <style:style style:name="T16" style:family="text">
      <style:text-properties officeooo:rsid="070a934d"/>
    </style:style>
    <style:style style:name="T17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2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13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9"><text:s/>ရှိ။</text:span></text:p>
              </text:list-item>
            </text:list>
          </table:table-cell>
          <table:table-cell table:style-name="Table7.C5" office:value-type="string">
            <text:p text:style-name="P41"><text:s/><text:span text:style-name="T15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1">(ဂ) အိမ်ထောင်ဖက်</text:p>
          </table:table-cell>
          <table:table-cell table:style-name="Table7.D1" office:value-type="string">
            <text:p text:style-name="P41"><text:s text:c="2"/><text:span text:style-name="T15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9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/><text:span text:style-name="T13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6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<text:span text:style-name="T14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79920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80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06662512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5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5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80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7"><text:span text:style-name="T5">၁</text:span><text:span text:style-name="T17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5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8"/>
            <text:p text:style-name="P45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/>
            <text:p text:style-name="P45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8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1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32:51.953000000</dc:date>
    <meta:editing-duration>P1DT8H2M51S</meta:editing-duration>
    <meta:editing-cycles>830</meta:editing-cycles>
    <meta:document-statistic meta:table-count="9" meta:image-count="0" meta:object-count="0" meta:page-count="3" meta:paragraph-count="128" meta:word-count="361" meta:character-count="2336" meta:non-whitespace-character-count="2098"/>
  </office:meta>
</office:document-meta>
</file>